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tanceQuery.toString( String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anceQuery.subQueries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tanceQuery.DistanceQuery( List queries , boolean infix , int opDistance , String opName , boolean or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tanceQuery.rewrite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anceQuery.getSpanNearQuery( IndexReader reader , String fieldName , float boost , BasicQueryFactory q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istanceQuery.makeLuceneQueryFieldNoBoost( final String fieldName , final BasicQueryFactory q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tanceQuery.getOpDi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tanceQuery.distanceSubQueryNotAllow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tanceQuery.addSpanQueries( SpanNearClauseFactory sn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